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UTTI SCOMPARSI O IN VIA DI ESTINZIONE DAL TERRITORIO MOLISANO</text:p>
      <text:p text:style-name="P1"/>
      <text:p text:style-name="P1">Ho visitato la bella mostra allestita all'interno dell'Assessorato Regionale <text:s/>all'Agricoltura a cura del sempre dinamico dott. Michele Tanno, agronomo stimato, che da anni si batte per la salvaguardia delle specie <text:s/>arboree da frutto autoctone. </text:p>
      <text:p text:style-name="P1">Il dott. Tanno ha fondato, a proposito, un'associazione diretta in tal senso: l'ARPA Molise, che <text:s/>si preoccupa di salvare le specie arboree in via di estinzione e di diffonderne il reinserimento imonio sul territorio. </text:p>
      <text:p text:style-name="P1">Numerose sono le specie esposte, dall'<text:span text:style-name="T1">azzeruolo</text:span> al <text:span text:style-name="T1">nespolo di montagna, al sorbo pera,per non dire mandorla spaccarella</text:span><text:span text:style-name="T2">, delizioso frutto che si spaccava premendola semplicemente tra le dita o, al massimo, stringendola tra i denti.</text:span></text:p>
      <text:p text:style-name="Standard"><text:span text:style-name="T3">La bella iniziativa ha avuto un gran successo di pubblico e, per non dimenticare, ho scattato una serie di immagini perché della ricchezza di colori, di forme, e perché no di profumi possano goderne <text:s/>anche gli altri. Complimenti al dott. Tanno.</text:span><text:span text:style-name="T2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08:24:46.34</meta:creation-date>
    <meta:document-statistic meta:table-count="0" meta:image-count="0" meta:object-count="0" meta:page-count="1" meta:paragraph-count="5" meta:word-count="153" meta:character-count="1001"/>
    <dc:date>2014-11-04T08:40:38.44</dc:date>
    <meta:editing-duration>PT40S</meta:editing-duration>
    <meta:editing-cycles>1</meta:editing-cycles>
    <meta:generator>OpenOffice/4.0.1$Win32 OpenOffice.org_project/401m5$Build-9714</meta:generator>
  </office:meta>
</office:document-meta>
</file>